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A1AF0765373BDC3349.png" manifest:media-type="image/png"/>
  <manifest:file-entry manifest:full-path="Pictures/10000001000003EB00000133CB143AF640F80F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5.202cm" draw:z-index="0"><draw:image xlink:href="Pictures/10000001000003EB00000133CB143AF640F80F3C.png" xlink:type="simple" xlink:show="embed" xlink:actuate="onLoad" draw:mime-type="image/png"/></draw:frame><draw:frame draw:style-name="fr1" draw:name="Image2" text:anchor-type="char" svg:x="0.118cm" svg:y="5.817cm" svg:width="17cm" svg:height="10.456cm" draw:z-index="1"><draw:image xlink:href="Pictures/10000001000002A6000001A1AF0765373BDC33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6:46:11.661565355</dc:date>
    <meta:editing-duration>PT19S</meta:editing-duration>
    <meta:editing-cycles>2</meta:editing-cycles>
    <meta:generator>LibreOffice/7.4.6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